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oppins" svg:font-family="Poppins, sans-serif"/>
    <style:font-face style:name="Roboto" svg:font-family="Roboto, 'Trebuchet MS', 'Lucida Sans Unicode', 'Lucida Grande', 'Lucida Sans', Arial, sans-serif"/>
  </office:font-face-decls>
  <office:automatic-styles>
    <style:style style:name="P1" style:family="paragraph" style:parent-style-name="Standard">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text-properties officeooo:rsid="000efcd6" officeooo:paragraph-rsid="000efcd6"/>
    </style:style>
    <style:style style:name="T1" style:family="text">
      <style:text-properties officeooo:rsid="000ea3a7"/>
    </style:style>
    <style:style style:name="T2" style:family="text">
      <style:text-properties officeooo:rsid="000efcd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ál es la diferencia de colocar un script en el head o en el body?</text:p>
      <text:p text:style-name="Standard"/>
      <text:p text:style-name="P3">Al colocarlo en el head aseguraremos la carga de los scripts antes de que sean usados mientras que si lo colocamos en el body se cargarán según el orden en el que se encuentren dentro del mismo.</text:p>
      <text:p text:style-name="Standard"/>
      <text:p text:style-name="Standard"/>
      <text:p text:style-name="P1">-¿En que lugar del body se debe colocar? ¿al principio o al final del body? Razona las respuestas</text:p>
      <text:p text:style-name="P1"/>
      <text:p text:style-name="P2"><text:span text:style-name="T1">Al final del body, s</text:span>e hace así porque generalmente el Javascript tiene que ponerse en marcha cuando el navegador ha procesado el HTML. No sirve de mucho que el navegador procese el Javascript cuando el us<text:span text:style-name="T2">u</text:span>ario todavía no ha podido ver el contenido de la página. Además, el Javascript muchas veces debe operar con los elementos de la página, para modificarlos dinámicamente y <text:span text:style-name="T2">e</text:span>sto se tiene que hacer cuando los elementos han sido cargados por el navegad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Google Sans" svg:font-family="'Google Sans',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oppins" svg:font-family="Poppins, sans-serif"/>
    <style:font-face style:name="Roboto" svg:font-family="Roboto, 'Trebuchet MS', 'Lucida Sans Unicode', 'Lucida Grande', 'Lucida Sans', 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21T16:59:02.484127378</meta:creation-date>
    <dc:date>2023-09-21T17:05:54.307281376</dc:date>
    <meta:editing-duration>PT6M52S</meta:editing-duration>
    <meta:editing-cycles>2</meta:editing-cycles>
    <meta:generator>LibreOffice/7.4.7.2$Linux_X86_64 LibreOffice_project/40$Build-2</meta:generator>
    <meta:document-statistic meta:table-count="0" meta:image-count="0" meta:object-count="0" meta:page-count="1" meta:paragraph-count="4" meta:word-count="147" meta:character-count="815" meta:non-whitespace-character-count="672"/>
  </office:meta>
</office:document-meta>
</file>